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normal" officeooo:rsid="001de745" officeooo:paragraph-rsid="001f557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8pt" fo:font-weight="bold" officeooo:rsid="001de745" officeooo:paragraph-rsid="001de745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20pt" style:text-underline-style="solid" style:text-underline-width="auto" style:text-underline-color="font-color" fo:font-weight="normal" officeooo:rsid="001de745" officeooo:paragraph-rsid="001de745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20pt" style:text-underline-style="solid" style:text-underline-width="auto" style:text-underline-color="font-color" fo:font-weight="normal" officeooo:rsid="001de745" officeooo:paragraph-rsid="001de745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20pt" style:text-underline-style="solid" style:text-underline-width="auto" style:text-underline-color="font-color" fo:font-weight="normal" officeooo:rsid="001f5571" officeooo:paragraph-rsid="001f557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20pt" fo:font-style="normal" style:text-underline-style="solid" style:text-underline-width="auto" style:text-underline-color="font-color" fo:font-weight="normal" officeooo:rsid="001f5571" officeooo:paragraph-rsid="001f5571" style:font-size-asian="17.5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Math TeX Gyre" fo:font-size="14pt" style:text-underline-style="none" fo:font-weight="normal" officeooo:rsid="001de745" officeooo:paragraph-rsid="001de74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4pt" fo:font-style="normal" style:text-underline-style="none" fo:font-weight="normal" officeooo:rsid="001f5571" officeooo:paragraph-rsid="001f5571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DejaVu Sans Condensed" fo:font-size="14pt" style:font-size-asian="12.25pt" style:font-size-complex="14pt"/>
    </style:style>
    <style:style style:name="T2" style:family="text">
      <style:text-properties officeooo:rsid="00204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CHMARHING</text:p>
      <text:p text:style-name="P2"/>
      <text:p text:style-name="P3">1.DEFINA SUA CONCORRÊNCIA</text:p>
      <text:p text:style-name="P1"><text:tab/><text:span text:style-name="T1">Academias, lojas de suplementos, nutricionistas, outros apps de <text:tab/>saúde física.</text:span></text:p>
      <text:p text:style-name="P1"><text:tab/></text:p>
      <text:p text:style-name="P4">2.ESTABELEÇA OS OBJETIVOS DE ANÁLISE</text:p>
      <text:p text:style-name="P7"><text:tab/>Analisar como as empresas citadas anteriormente atraem <text:tab/>clientes e de que maneira elas tratam eles. Analisar as <text:tab/>estratégias de marketing de todas elas.</text:p>
      <text:p text:style-name="P7"/>
      <text:p text:style-name="P5">3.CRITÉRIOS A SER ANALISADOS</text:p>
      <text:p text:style-name="P8"><text:tab/>Número de clientes atendidos por mês de cada empresa. <text:tab/>Dinheiro investido em propagandas para atrair clientes.</text:p>
      <text:p text:style-name="P8"/>
      <text:p text:style-name="P6">4.MÉTODOS DE PESQUISA</text:p>
      <text:p text:style-name="P8"><text:tab/><text:span text:style-name="T2">Utilizarei o método FOFA,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58:26.384674561</meta:creation-date>
    <dc:date>2024-05-24T11:21:18.087661176</dc:date>
    <meta:editing-duration>PT1M51S</meta:editing-duration>
    <meta:editing-cycles>1</meta:editing-cycles>
    <meta:document-statistic meta:table-count="0" meta:image-count="0" meta:object-count="0" meta:page-count="1" meta:paragraph-count="10" meta:word-count="69" meta:character-count="492" meta:non-whitespace-character-count="423"/>
    <meta:generator>LibreOffice/7.3.7.2$Linux_X86_64 LibreOffice_project/30$Build-2</meta:generator>
  </office:meta>
</office:document-meta>
</file>